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acstBook" svg:font-family="KacstBook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3.53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200"/>
    </style:style>
    <style:style style:name="ce16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2" office:value-type="string" calcext:value-type="string">
            <text:p>Index #</text:p>
          </table:table-cell>
          <table:table-cell table:style-name="ce2" office:value-type="string" calcext:value-type="string">
            <text:p>Farb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el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o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ot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Brau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el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o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o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Braun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ürkies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Violett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chwarz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rau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unkegrau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Ocker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Elfenbein</text:p>
          </table:table-cell>
        </table:table-row>
        <table:table-row table:style-name="ro1" table:number-rows-repeated="104855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uswertung" table:style-name="ta1" table:print="false">
        <office:forms form:automatic-focus="false" form:apply-design-mode="false"/>
        <table:table-column table:style-name="co4" table:default-cell-style-name="ce3"/>
        <table:table-column table:style-name="co5" table:default-cell-style-name="Default"/>
        <table:table-column table:style-name="co6" table:default-cell-style-name="ce8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Index 2</text:p>
          </table:table-cell>
          <table:table-cell table:style-name="ce1" office:value-type="string" calcext:value-type="string">
            <text:p>Ergebnis</text:p>
          </table:table-cell>
          <table:table-cell table:number-columns-repeated="3"/>
          <table:table-cell table:style-name="ce4"/>
          <table:table-cell table:number-columns-repeated="2"/>
          <table:table-cell table:style-name="ce4" table:number-columns-repeated="1012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 office:value-type="float" office:value="100" calcext:value-type="float">
            <text:p>100</text:p>
          </table:table-cell>
          <table:table-cell table:style-name="ce10" table:formula="of:=VLOOKUP([.B2];[$Liste.A2:.B100];2;0)" office:value-type="string" office:string-value="Blau" calcext:value-type="string">
            <text:p>Blau</text:p>
          </table:table-cell>
          <table:table-cell/>
          <table:table-cell table:style-name="ce9"/>
          <table:table-cell/>
          <table:table-cell table:style-name="ce11" table:formula="of:=FORMULA([.B2])" office:value-type="string" office:string-value="=WENN(ISTFEHLER(KKLEINSTE($A$2:$A$100;ZEILE()-1));&quot;&quot;;KKLEINSTE($A$2:$A$100;ZEILE()))" calcext:value-type="string">
            <text:p>=WENN(ISTFEHLER(KKLEINSTE($A$2:$A$100;ZEILE()-1));"";KKLEINSTE($A$2:$A$100;ZEILE()))</text:p>
          </table:table-cell>
          <table:table-cell table:style-name="ce11" table:number-columns-repeated="7"/>
          <table:table-cell table:number-columns-repeated="1006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 office:value-type="float" office:value="110" calcext:value-type="float">
            <text:p>110</text:p>
          </table:table-cell>
          <table:table-cell table:style-name="ce10" table:formula="of:=VLOOKUP([.B3];[$Liste.A3:.B101];2;0)" office:value-type="string" office:string-value="Grau" calcext:value-type="string">
            <text:p>Grau</text:p>
          </table:table-cell>
          <table:table-cell/>
          <table:table-cell table:style-name="ce9"/>
          <table:table-cell/>
          <table:table-cell table:style-name="ce11" table:formula="of:=FORMULA([.C2])" office:value-type="string" office:string-value="=SVERWEIS(B2;$Liste.A2:B100;2;0)" calcext:value-type="string">
            <text:p>=SVERWEIS(B2;$Liste.A2:B100;2;0)</text:p>
          </table:table-cell>
          <table:table-cell table:style-name="ce11" table:number-columns-repeated="7"/>
          <table:table-cell table:number-columns-repeated="1006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 office:value-type="float" office:value="120" calcext:value-type="float">
            <text:p>120</text:p>
          </table:table-cell>
          <table:table-cell table:style-name="ce10" table:formula="of:=VLOOKUP([.B4];[$Liste.A4:.B102];2;0)" office:value-type="string" office:string-value="Dunkegrau" calcext:value-type="string">
            <text:p>Dunkegrau</text:p>
          </table:table-cell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 office:value-type="float" office:value="150" calcext:value-type="float">
            <text:p>150</text:p>
          </table:table-cell>
          <table:table-cell table:style-name="ce10" table:formula="of:=VLOOKUP([.B5];[$Liste.A5:.B103];2;0)" office:value-type="string" office:string-value="Ocker" calcext:value-type="string">
            <text:p>Ocker</text:p>
          </table:table-cell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 office:value-type="float" office:value="200" calcext:value-type="float">
            <text:p>200</text:p>
          </table:table-cell>
          <table:table-cell table:style-name="ce10" table:formula="of:=VLOOKUP([.B6];[$Liste.A6:.B104];2;0)" office:value-type="string" office:string-value="Gelb" calcext:value-type="string">
            <text:p>Gelb</text:p>
          </table:table-cell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 office:value-type="float" office:value="300" calcext:value-type="float">
            <text:p>300</text:p>
          </table:table-cell>
          <table:table-cell table:style-name="ce10" table:formula="of:=VLOOKUP([.B7];[$Liste.A7:.B105];2;0)" office:value-type="string" office:string-value="Rot" calcext:value-type="string">
            <text:p>Rot</text:p>
          </table:table-cell>
          <table:table-cell/>
          <table:table-cell table:style-name="ce9"/>
          <table:table-cell/>
          <table:table-cell table:style-name="ce16" table:formula="of:=IF(ISERROR(SMALL([.$B$1:.$B$1000];ROW()-1));&quot;&quot;;SMALL([.$B$1:.$B$1000];ROW()-1))">
            <text:p/>
          </table:table-cell>
          <table:table-cell table:number-columns-repeated="1013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 office:value-type="float" office:value="400" calcext:value-type="float">
            <text:p>400</text:p>
          </table:table-cell>
          <table:table-cell table:style-name="ce10" table:formula="of:=VLOOKUP([.B8];[$Liste.A8:.B106];2;0)" office:value-type="string" office:string-value="Braun" calcext:value-type="string">
            <text:p>Braun</text:p>
          </table:table-cell>
          <table:table-cell/>
          <table:table-cell table:style-name="ce9"/>
          <table:table-cell/>
          <table:table-cell table:style-name="ce9"/>
          <table:table-cell table:number-columns-repeated="1013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 office:value-type="float" office:value="500" calcext:value-type="float">
            <text:p>500</text:p>
          </table:table-cell>
          <table:table-cell table:style-name="ce10" table:formula="of:=VLOOKUP([.B9];[$Liste.A9:.B107];2;0)" office:value-type="string" office:string-value="Türkies" calcext:value-type="string">
            <text:p>Türkies</text:p>
          </table:table-cell>
          <table:table-cell table:style-name="ce9" table:number-columns-repeated="2"/>
          <table:table-cell/>
          <table:table-cell table:style-name="ce9"/>
          <table:table-cell table:number-columns-repeated="1013"/>
        </table:table-row>
        <table:table-row table:style-name="ro1">
          <table:table-cell table:style-name="Default" table:formula="of:=IF(COUNTIF(Index2;Index);&quot;&quot;;Index)" office:value-type="float" office:value="200" calcext:value-type="float">
            <text:p>200</text:p>
          </table:table-cell>
          <table:table-cell table:style-name="ce9" table:formula="of:=IF(ISERROR(SMALL([.$A$2:.$A$100];ROW()-1));&quot;&quot;;SMALL([.$A$2:.$A$100];ROW()))" office:value-type="float" office:value="600" calcext:value-type="float">
            <text:p>600</text:p>
          </table:table-cell>
          <table:table-cell table:style-name="ce10" table:formula="of:=VLOOKUP([.B10];[$Liste.A10:.B108];2;0)" office:value-type="string" office:string-value="Orange" calcext:value-type="string">
            <text:p>Orange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 office:value-type="float" office:value="800" calcext:value-type="float">
            <text:p>800</text:p>
          </table:table-cell>
          <table:table-cell table:style-name="ce10" table:formula="of:=VLOOKUP([.B11];[$Liste.A11:.B109];2;0)" office:value-type="string" office:string-value="Pink" calcext:value-type="string">
            <text:p>Pink</text:p>
          </table:table-cell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 office:value-type="float" office:value="900" calcext:value-type="float">
            <text:p>900</text:p>
          </table:table-cell>
          <table:table-cell table:style-name="ce10" table:formula="of:=VLOOKUP([.B12];[$Liste.A12:.B110];2;0)" office:value-type="string" office:string-value="Schwarz" calcext:value-type="string">
            <text:p>Schwarz</text:p>
          </table:table-cell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 office:value-type="float" office:value="1550" calcext:value-type="float">
            <text:p>1550</text:p>
          </table:table-cell>
          <table:table-cell table:style-name="ce10" table:formula="of:=VLOOKUP([.B13];[$Liste.A13:.B111];2;0)" office:value-type="string" office:string-value="Elfenbein" calcext:value-type="string">
            <text:p>Elfenbein</text:p>
          </table:table-cell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 office:value-type="float" office:value="300" calcext:value-type="float">
            <text:p>300</text:p>
          </table:table-cell>
          <table:table-cell table:style-name="ce9" table:formula="of:=IF(ISERROR(SMALL([.$A$2:.$A$100];ROW()-1));&quot;&quot;;SMALL([.$A$2:.$A$100];ROW()))" office:value-type="string" office:string-value="" calcext:value-type="error">
            <text:p>#WERT!</text:p>
          </table:table-cell>
          <table:table-cell table:style-name="ce10" table:formula="of:=VLOOKUP([.B14];[$Liste.A14:.B112];2;0)" office:value-type="string" office:string-value="" calcext:value-type="error">
            <text:p>#WERT!</text:p>
          </table:table-cell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 office:value-type="float" office:value="100" calcext:value-type="float">
            <text:p>100</text:p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 table:formula="of:=VLOOKUP([.B15];[$Liste.A15:.B113];2;0)" office:value-type="string" office:string-value="" calcext:value-type="error">
            <text:p>#NV</text:p>
          </table:table-cell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 office:value-type="float" office:value="400" calcext:value-type="float">
            <text:p>400</text:p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 table:formula="of:=VLOOKUP([.B16];[$Liste.A16:.B114];2;0)" office:value-type="string" office:string-value="" calcext:value-type="error">
            <text:p>#NV</text:p>
          </table:table-cell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 office:value-type="float" office:value="500" calcext:value-type="float">
            <text:p>500</text:p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 table:formula="of:=VLOOKUP([.B17];[$Liste.A17:.B115];2;0)" office:value-type="string" office:string-value="" calcext:value-type="error">
            <text:p>#NV</text:p>
          </table:table-cell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 office:value-type="float" office:value="600" calcext:value-type="float">
            <text:p>600</text:p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 table:formula="of:=VLOOKUP([.B18];[$Liste.A18:.B116];2;0)" office:value-type="string" office:string-value="" calcext:value-type="error">
            <text:p>#NV</text:p>
          </table:table-cell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 table:formula="of:=VLOOKUP([.B19];[$Liste.A19:.B117];2;0)" office:value-type="string" office:string-value="" calcext:value-type="error">
            <text:p>#NV</text:p>
          </table:table-cell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 office:value-type="float" office:value="800" calcext:value-type="float">
            <text:p>800</text:p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 table:formula="of:=VLOOKUP([.B20];[$Liste.A20:.B118];2;0)" office:value-type="string" office:string-value="" calcext:value-type="error">
            <text:p>#NV</text:p>
          </table:table-cell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 office:value-type="float" office:value="900" calcext:value-type="float">
            <text:p>900</text:p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 table:formula="of:=VLOOKUP([.B21];[$Liste.A21:.B119];2;0)" office:value-type="string" office:string-value="" calcext:value-type="error">
            <text:p>#NV</text:p>
          </table:table-cell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 office:value-type="float" office:value="110" calcext:value-type="float">
            <text:p>110</text:p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 table:formula="of:=VLOOKUP([.B22];[$Liste.A22:.B120];2;0)" office:value-type="string" office:string-value="" calcext:value-type="error">
            <text:p>#NV</text:p>
          </table:table-cell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 office:value-type="float" office:value="120" calcext:value-type="float">
            <text:p>120</text:p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 table:formula="of:=VLOOKUP([.B23];[$Liste.A23:.B121];2;0)" office:value-type="string" office:string-value="" calcext:value-type="error">
            <text:p>#NV</text:p>
          </table:table-cell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 office:value-type="float" office:value="150" calcext:value-type="float">
            <text:p>150</text:p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 table:formula="of:=VLOOKUP([.B24];[$Liste.A24:.B122];2;0)" office:value-type="string" office:string-value="" calcext:value-type="error">
            <text:p>#NV</text:p>
          </table:table-cell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 office:value-type="float" office:value="1550" calcext:value-type="float">
            <text:p>1550</text:p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 table:formula="of:=VLOOKUP([.B25];[$Liste.A25:.B123];2;0)" office:value-type="string" office:string-value="" calcext:value-type="error">
            <text:p>#NV</text:p>
          </table:table-cell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/>
          <table:table-cell table:style-name="ce9"/>
          <table:table-cell table:number-columns-repeated="1015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>
            <text:p/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Default" table:formula="of:=IF(COUNTIF(Index2;Index);&quot;&quot;;Index)" office:value-type="float" office:value="0" calcext:value-type="float">
            <text:p>0</text:p>
          </table:table-cell>
          <table:table-cell table:style-name="ce9" table:formula="of:=IF(ISERROR(SMALL([.$A$2:.$A$100];ROW()-1));&quot;&quot;;SMALL([.$A$2:.$A$100];ROW()))">
            <text:p/>
          </table:table-cell>
          <table:table-cell table:style-name="ce10"/>
          <table:table-cell table:number-columns-repeated="101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>
        <table:named-range table:name="Farben" table:base-cell-address="$Liste.$B$2" table:cell-range-address="$Liste.$B$2:.B100"/>
        <table:named-range table:name="Index" table:base-cell-address="$Liste.$A$2" table:cell-range-address="$Liste.$A$2:.$A$100"/>
        <table:named-range table:name="Index2" table:base-cell-address="$Auswertung.$A$2" table:cell-range-address="$Auswertung.$A$2:.$A$100"/>
      </table:named-expressions>
      <table:database-ranges>
        <table:database-range table:name="__Anonymous_Sheet_DB__0" table:target-range-address="Liste.A1:Liste.B20" table:orientation="column"/>
        <table:database-range table:name="__Anonymous_Sheet_DB__1" table:target-range-address="Auswertung.A1:Auswertung.C34" table:orientation="column"/>
      </table:database-ranges>
      <table:consolidation table:function="product" table:source-cell-range-addresses="Liste.B1:Liste.B1000" table:target-cell-address="Auswertung.B1" table:use-label="column" table:link-to-source-data="true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acstBook" svg:font-family="KacstBook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8">00.00.0000</text:date>, <text:time style:data-style-name="N2" text:time-value="20:20:15.9696761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0:40:54.834211266</meta:creation-date>
    <meta:editing-duration>P0D</meta:editing-duration>
    <meta:editing-cycles>1</meta:editing-cycles>
    <meta:generator>LibreOffice/6.0.2.1$Linux_X86_64 LibreOffice_project/f7f06a8f319e4b62f9bc5095aa112a65d2f3ac89</meta:generator>
    <meta:document-statistic meta:table-count="2" meta:cell-count="276" meta:object-count="0"/>
  </office:meta>
</office:document-meta>
</file>